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3.998cm" svg:x="6.96cm" svg:y="8.48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">text</text:p>
              </table:table-cell>
            </table:table-row>
            <table:table-row table:style-name="ro2">
              <table:table-cell table:style-name="gray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</meta:initial-creator>
    <meta:creation-date>2016-04-19T11:12:49.809916607</meta:creation-date>
    <dc:date>2016-04-19T11:16:49.718166403</dc:date>
    <dc:creator>Miklos </dc:creator>
    <meta:editing-duration>PT4M1S</meta:editing-duration>
    <meta:editing-cycles>1</meta:editing-cycles>
    <meta:document-statistic meta:object-count="24"/>
    <meta:generator>LibreOfficeDev/5.2.0.0.alpha0$Linux_X86_64 LibreOffice_project/422f10c5d7ebe6f4b778636c9c1eb6dbdf708a27</meta:generator>
  </office:meta>
</office:document-meta>
</file>